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table:style-name="Default" office:value-type="string" calcext:value-type="string">
            <text:p>FECHA ALTA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FAL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García García</text:p>
          </table:table-cell>
          <table:table-cell office:value-type="date" office:date-value="2000-01-12" calcext:value-type="date">
            <text:p>12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arcía Vaquero</text:p>
          </table:table-cell>
          <table:table-cell office:value-type="date" office:date-value="2000-01-13" calcext:value-type="date">
            <text:p>13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Martos Zul</text:p>
          </table:table-cell>
          <table:table-cell office:value-type="date" office:date-value="2000-01-14" calcext:value-type="date">
            <text:p>14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Onara Lual</text:p>
          </table:table-cell>
          <table:table-cell office:value-type="date" office:date-value="2000-01-15" calcext:value-type="date">
            <text:p>15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ascal Abascal</text:p>
          </table:table-cell>
          <table:table-cell office:value-type="date" office:date-value="2000-01-16" calcext:value-type="date">
            <text:p>16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de Todo</text:p>
          </table:table-cell>
          <table:table-cell office:value-type="date" office:date-value="2000-01-17" calcext:value-type="date">
            <text:p>17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ucía</text:p>
          </table:table-cell>
          <table:table-cell office:value-type="string" calcext:value-type="string">
            <text:p>Bien Alta</text:p>
          </table:table-cell>
          <table:table-cell office:value-type="date" office:date-value="2000-01-18" calcext:value-type="date">
            <text:p>18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aira</text:p>
          </table:table-cell>
          <table:table-cell office:value-type="string" calcext:value-type="string">
            <text:p>Pastrosa do Livramento</text:p>
          </table:table-cell>
          <table:table-cell office:value-type="date" office:date-value="2000-01-19" calcext:value-type="date">
            <text:p>19/01/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9T19:09:27.313000000</dc:date>
    <meta:editing-duration>PT4M32S</meta:editing-duration>
    <meta:editing-cycles>1</meta:editing-cycles>
    <meta:document-statistic meta:table-count="1" meta:cell-count="54" meta:object-count="0"/>
    <meta:generator>LibreOffice/7.2.2.2$Windows_X86_64 LibreOffice_project/02b2acce88a210515b4a5bb2e46cbfb63fe97d56</meta:generator>
  </office:meta>
</office:document-meta>
</file>